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GB"/>
    </style:style>
    <style:style style:name="T3" style:parent-style-name="DefaultParagraphFont" style:family="text">
      <style:text-properties style:language-asian="en" style:country-asian="GB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2"><draw:frame draw:style-name="a0" draw:name="Picture 2" text:anchor-type="as-char" svg:x="0in" svg:y="0in" svg:width="6.26806in" svg:height="4.70104in" style:rel-width="scale" style:rel-height="scale"><draw:image xlink:href="media/image1.jpeg" xlink:type="simple" xlink:show="embed" xlink:actuate="onLoad"/><svg:title/><svg:desc>https://d3p25cxtnsb4bm.cloudfront.net/_nRBcgUabQdblBr9p5BUhxAO72I=/filters:quality(100)/99designs-contests-attachments/5/5442/attachment_5442074</svg:desc></draw:frame></text:span><text:span text:style-name="T3"><draw:frame draw:style-name="a1" draw:name="Picture 1" text:anchor-type="as-char" svg:x="0in" svg:y="0in" svg:width="6.26806in" svg:height="4.43259in" style:rel-width="scale" style:rel-height="scale"><draw:image xlink:href="media/image2.jpeg" xlink:type="simple" xlink:show="embed" xlink:actuate="onLoad"/><svg:title/><svg:desc>https://d3p25cxtnsb4bm.cloudfront.net/LTX-YHyCvKszRV8bmmdX2WTOYIw=/filters:quality(100)/99designs-contests-attachments/5/5404/attachment_5404161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Nozar</meta:initial-creator>
    <dc:creator>Nozar</dc:creator>
    <meta:creation-date>2015-09-27T11:51:00Z</meta:creation-date>
    <dc:date>2015-09-27T12:09:00Z</dc:date>
    <meta:template xlink:href="Normal" xlink:type="simple"/>
    <meta:editing-cycles>1</meta:editing-cycles>
    <meta:editing-duration>PT1080S</meta:editing-duration>
    <meta:document-statistic meta:page-count="1" meta:paragraph-count="1" meta:word-count="0" meta:character-count="2" meta:row-count="1" meta:non-whitespace-character-count="2"/>
  </office:meta>
</office:document-meta>
</file>